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measure" style:list-style-name="L1">
      <style:graphic-properties draw:textarea-vertical-align="middle" draw:line-distance="1.13cm" draw:placing="below"/>
    </style:style>
    <style:style style:name="gr4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5" style:family="graphic" style:parent-style-name="measure" style:list-style-name="L1">
      <style:graphic-properties draw:textarea-vertical-align="middle" draw:line-distance="1.13cm" draw:placing="below"/>
    </style:style>
    <style:style style:name="gr6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7" style:family="graphic" style:parent-style-name="measure" style:list-style-name="L1">
      <style:graphic-properties draw:textarea-vertical-align="middle" draw:line-distance="1.13cm" draw:placing="below"/>
    </style:style>
    <style:style style:name="gr8" style:family="graphic" style:parent-style-name="measure" style:list-style-name="L1">
      <style:graphic-properties draw:textarea-vertical-align="middle" draw:line-distance="1.13cm" draw:placing="below"/>
    </style:style>
    <style:style style:name="gr9" style:family="graphic" style:parent-style-name="measure" style:list-style-name="L1">
      <style:graphic-properties draw:textarea-vertical-align="middle" draw:line-distance="1.13cm" draw:placing="below"/>
    </style:style>
    <style:style style:name="gr10" style:family="graphic" style:parent-style-name="measure" style:list-style-name="L1">
      <style:graphic-properties draw:textarea-vertical-align="middle" draw:line-distance="1.13cm" draw:placing="below"/>
    </style:style>
    <style:style style:name="gr11" style:family="graphic" style:parent-style-name="measure" style:list-style-name="L1">
      <style:graphic-properties draw:textarea-vertical-align="middle" draw:line-distance="1.13cm" draw:placing="below"/>
    </style:style>
    <style:style style:name="gr12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3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4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5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6" style:family="graphic" style:parent-style-name="standard">
      <style:graphic-properties draw:stroke="none" svg:stroke-color="#000000" draw:fill="none" draw:fill-color="#ffffff" fo:min-height="0.131cm"/>
    </style:style>
    <style:style style:name="gr17" style:family="graphic" style:parent-style-name="standard">
      <style:graphic-properties draw:stroke="none" svg:stroke-color="#000000" draw:fill="none" draw:fill-color="#ffffff" fo:min-height="0.574cm"/>
    </style:style>
    <style:style style:name="gr18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measure" style:list-style-name="L1">
      <style:graphic-properties draw:textarea-vertical-align="middle" draw:line-distance="0.496cm"/>
    </style:style>
    <style:style style:name="gr20" style:family="graphic" style:parent-style-name="measure" style:list-style-name="L1">
      <style:graphic-properties draw:textarea-vertical-align="middle" draw:line-distance="1.13cm" draw:placing="below"/>
    </style:style>
    <style:style style:name="gr21" style:family="graphic" style:parent-style-name="measure" style:list-style-name="L1">
      <style:graphic-properties draw:textarea-vertical-align="middle" draw:line-distance="1.13cm" draw:placing="below"/>
    </style:style>
    <style:style style:name="gr22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3" style:family="graphic" style:parent-style-name="measure" style:list-style-name="L1">
      <style:graphic-properties draw:textarea-vertical-align="middle" draw:line-distance="1.13cm" draw:placing="below"/>
    </style:style>
    <style:style style:name="gr24" style:family="graphic" style:parent-style-name="measure" style:list-style-name="L1">
      <style:graphic-properties draw:textarea-vertical-align="middle" draw:line-distance="1.13cm" draw:placing="below"/>
    </style:style>
    <style:style style:name="gr25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6" style:family="graphic" style:parent-style-name="measure" style:list-style-name="L1">
      <style:graphic-properties draw:textarea-vertical-align="middle" draw:line-distance="1.13cm" draw:placing="below"/>
    </style:style>
    <style:style style:name="gr27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8" style:family="graphic" style:parent-style-name="measure" style:list-style-name="L1">
      <style:graphic-properties draw:textarea-vertical-align="middle" draw:line-distance="1.13cm" draw:placing="below"/>
    </style:style>
    <style:style style:name="gr29" style:family="graphic" style:parent-style-name="measure" style:list-style-name="L1">
      <style:graphic-properties draw:textarea-vertical-align="middle" draw:line-distance="1.13cm" draw:placing="below"/>
    </style:style>
    <style:style style:name="gr30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31" style:family="graphic" style:parent-style-name="measure" style:list-style-name="L1">
      <style:graphic-properties draw:textarea-vertical-align="middle" draw:line-distance="1.13cm" draw:placing="below"/>
    </style:style>
    <style:style style:name="gr32" style:family="graphic" style:parent-style-name="measure" style:list-style-name="L1">
      <style:graphic-properties draw:textarea-vertical-align="middle" draw:line-distance="1.13cm" draw:placing="below"/>
    </style:style>
    <style:style style:name="gr33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34" style:family="graphic" style:parent-style-name="measure" style:list-style-name="L1">
      <style:graphic-properties draw:textarea-vertical-align="middle" draw:line-distance="1.101cm" draw:placing="below"/>
    </style:style>
    <style:style style:name="gr35" style:family="graphic" style:parent-style-name="measure" style:list-style-name="L1">
      <style:graphic-properties draw:textarea-vertical-align="middle" draw:line-distance="1.13cm" draw:placing="below"/>
    </style:style>
    <style:style style:name="gr36" style:family="graphic" style:parent-style-name="measure" style:list-style-name="L1">
      <style:graphic-properties draw:textarea-vertical-align="middle" draw:line-distance="1.13cm" draw:placing="below"/>
    </style:style>
    <style:style style:name="gr37" style:family="graphic" style:parent-style-name="measure" style:list-style-name="L1">
      <style:graphic-properties draw:textarea-vertical-align="middle" draw:line-distance="1.101cm" draw:placing="below"/>
    </style:style>
    <style:style style:name="gr38" style:family="graphic" style:parent-style-name="measure" style:list-style-name="L1">
      <style:graphic-properties draw:textarea-vertical-align="middle" draw:line-distance="1.13cm" draw:placing="below"/>
    </style:style>
    <style:style style:name="gr39" style:family="graphic" style:parent-style-name="measure" style:list-style-name="L1">
      <style:graphic-properties draw:textarea-vertical-align="middle" draw:line-distance="1.101cm" draw:placing="below"/>
    </style:style>
    <style:style style:name="gr40" style:family="graphic" style:parent-style-name="measure" style:list-style-name="L1">
      <style:graphic-properties draw:textarea-vertical-align="middle" draw:line-distance="1.101cm" draw:placing="below"/>
    </style:style>
    <style:style style:name="gr41" style:family="graphic" style:parent-style-name="measure" style:list-style-name="L1">
      <style:graphic-properties draw:textarea-vertical-align="middle" draw:line-distance="0.496cm"/>
    </style:style>
    <style:style style:name="gr42" style:family="graphic" style:parent-style-name="measure" style:list-style-name="L1">
      <style:graphic-properties draw:textarea-vertical-align="middle" draw:line-distance="1.13cm" draw:placing="below"/>
    </style:style>
    <style:style style:name="gr43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44" style:family="graphic" style:parent-style-name="measure" style:list-style-name="L1">
      <style:graphic-properties draw:textarea-vertical-align="middle" draw:line-distance="1.13cm" draw:placing="below"/>
    </style:style>
    <style:style style:name="gr45" style:family="graphic" style:parent-style-name="measure" style:list-style-name="L1">
      <style:graphic-properties draw:textarea-vertical-align="middle" draw:line-distance="0.496cm"/>
    </style:style>
    <style:style style:name="gr46" style:family="graphic" style:parent-style-name="measure" style:list-style-name="L1">
      <style:graphic-properties draw:textarea-vertical-align="middle" draw:line-distance="1.13cm" draw:placing="below"/>
    </style:style>
    <style:style style:name="gr47" style:family="graphic" style:parent-style-name="measure" style:list-style-name="L1">
      <style:graphic-properties draw:textarea-vertical-align="middle" draw:line-distance="1.13cm" draw:placing="below"/>
    </style:style>
    <style:style style:name="gr48" style:family="graphic" style:parent-style-name="measure" style:list-style-name="L1">
      <style:graphic-properties draw:textarea-vertical-align="middle" draw:line-distance="1.13cm" draw:placing="below"/>
    </style:style>
    <style:style style:name="gr49" style:family="graphic" style:parent-style-name="measure" style:list-style-name="L1">
      <style:graphic-properties draw:textarea-vertical-align="middle" draw:line-distance="1.13cm" draw:placing="below"/>
    </style:style>
    <style:style style:name="gr50" style:family="graphic" style:parent-style-name="measure" style:list-style-name="L1">
      <style:graphic-properties draw:textarea-vertical-align="middle" draw:line-distance="1.445cm" draw:end-guide="0.055cm" draw:placing="below"/>
    </style:style>
    <style:style style:name="gr51" style:family="graphic" style:parent-style-name="measure" style:list-style-name="L1">
      <style:graphic-properties draw:textarea-vertical-align="middle" draw:line-distance="0.497cm"/>
    </style:style>
    <style:style style:name="gr52" style:family="graphic" style:parent-style-name="measure" style:list-style-name="L1">
      <style:graphic-properties draw:textarea-vertical-align="middle" draw:line-distance="0.496cm"/>
    </style:style>
    <style:style style:name="gr53" style:family="graphic" style:parent-style-name="measure" style:list-style-name="L1">
      <style:graphic-properties draw:textarea-vertical-align="middle" draw:line-distance="1.13cm" draw:placing="below"/>
    </style:style>
    <style:style style:name="gr54" style:family="graphic" style:parent-style-name="measure" style:list-style-name="L1">
      <style:graphic-properties draw:textarea-vertical-align="middle" draw:line-distance="1.13cm" draw:placing="below"/>
    </style:style>
    <style:style style:name="gr55" style:family="graphic" style:parent-style-name="measure" style:list-style-name="L1">
      <style:graphic-properties draw:textarea-vertical-align="middle" draw:line-distance="1.13cm" draw:placing="below"/>
    </style:style>
    <style:style style:name="gr56" style:family="graphic" style:parent-style-name="measure" style:list-style-name="L1">
      <style:graphic-properties draw:textarea-vertical-align="middle" draw:line-distance="1.13cm" draw:placing="below"/>
    </style:style>
    <style:style style:name="gr57" style:family="graphic" style:parent-style-name="measure" style:list-style-name="L1">
      <style:graphic-properties draw:textarea-vertical-align="middle" draw:line-distance="1.13cm" draw:placing="below"/>
    </style:style>
    <style:style style:name="gr58" style:family="graphic" style:parent-style-name="measure" style:list-style-name="L1">
      <style:graphic-properties draw:textarea-vertical-align="middle" draw:line-distance="1.13cm" draw:placing="below"/>
    </style:style>
    <style:style style:name="gr59" style:family="graphic" style:parent-style-name="measure" style:list-style-name="L1">
      <style:graphic-properties draw:textarea-vertical-align="middle" draw:line-distance="1.13cm" draw:placing="below"/>
    </style:style>
    <style:style style:name="gr60" style:family="graphic" style:parent-style-name="measure" style:list-style-name="L1">
      <style:graphic-properties draw:textarea-vertical-align="middle" draw:line-distance="1.13cm" draw:placing="below"/>
    </style:style>
    <style:style style:name="gr61" style:family="graphic" style:parent-style-name="measure" style:list-style-name="L1">
      <style:graphic-properties draw:textarea-vertical-align="middle" draw:line-distance="1.13cm" draw:placing="below"/>
    </style:style>
    <style:style style:name="gr62" style:family="graphic" style:parent-style-name="measure" style:list-style-name="L1">
      <style:graphic-properties draw:textarea-vertical-align="middle" draw:line-distance="1.13cm" draw:placing="below"/>
    </style:style>
    <style:style style:name="gr63" style:family="graphic" style:parent-style-name="measure" style:list-style-name="L1">
      <style:graphic-properties draw:textarea-vertical-align="middle" draw:line-distance="1.13cm" draw:placing="below"/>
    </style:style>
    <style:style style:name="gr64" style:family="graphic" style:parent-style-name="measure" style:list-style-name="L1">
      <style:graphic-properties draw:textarea-vertical-align="middle" draw:line-distance="1.13cm" draw:placing="below"/>
    </style:style>
    <style:style style:name="gr65" style:family="graphic" style:parent-style-name="measure" style:list-style-name="L1">
      <style:graphic-properties draw:textarea-vertical-align="middle" draw:line-distance="1.13cm" draw:placing="below"/>
    </style:style>
    <style:style style:name="gr66" style:family="graphic" style:parent-style-name="measure" style:list-style-name="L1">
      <style:graphic-properties draw:textarea-vertical-align="middle" draw:line-distance="1.13cm" draw:placing="below"/>
    </style:style>
    <style:style style:name="gr67" style:family="graphic" style:parent-style-name="measure" style:list-style-name="L1">
      <style:graphic-properties draw:textarea-vertical-align="middle" draw:line-distance="1.13cm" draw:placing="below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666666" fo:font-size="11pt" style:font-size-asian="11pt" style:font-size-complex="11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666666" fo:font-size="11pt" style:font-size-asian="11pt" style:font-size-complex="1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66" fo:font-size="11pt" style:font-size-asian="11pt" style:font-size-complex="11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Arial3" fo:font-size="18pt" style:font-name-asian="Arial3" style:font-size-asian="18pt" style:font-name-complex="Arial3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2cm" svg:height="0.575cm" svg:x="7.369cm" svg:y="12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2.611cm">
          <draw:text-box>
            <text:p><text:span text:style-name="T1">2 x</text:span></text:p>
          </draw:text-box>
        </draw:frame>
        <draw:measure draw:style-name="gr3" draw:text-style-name="P3" draw:layer="layout" svg:x1="7.369cm" svg:y1="12.563cm" svg:x2="15.291cm" svg:y2="12.573cm">
          <text:p text:style-name="P3"><text:span text:style-name="T2">30”</text:span></text:p>
        </draw:measure>
        <draw:measure draw:style-name="gr4" draw:text-style-name="P3" draw:layer="layout" svg:x1="24.785cm" svg:y1="12.573cm" svg:x2="26.389cm" svg:y2="12.563cm">
          <text:p text:style-name="P3"><text:span text:style-name="T2">6”</text:span></text:p>
        </draw:measure>
        <draw:measure draw:style-name="gr5" draw:text-style-name="P3" draw:layer="layout" svg:x1="15.292cm" svg:y1="12.572cm" svg:x2="23.214cm" svg:y2="12.582cm">
          <text:p text:style-name="P3"><text:span text:style-name="T2">30”</text:span></text:p>
        </draw:measure>
        <draw:measure draw:style-name="gr6" draw:text-style-name="P3" draw:layer="layout" svg:x1="23.214cm" svg:y1="12.572cm" svg:x2="24.785cm" svg:y2="12.573cm">
          <text:p text:style-name="P3"><text:span text:style-name="T2">6”</text:span></text:p>
        </draw:measure>
        <draw:custom-shape draw:style-name="gr1" draw:text-style-name="P1" draw:layer="layout" svg:width="19.02cm" svg:height="0.575cm" svg:x="7.369cm" svg:y="15.1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5.211cm">
          <draw:text-box>
            <text:p><text:span text:style-name="T1">1 x</text:span></text:p>
          </draw:text-box>
        </draw:frame>
        <draw:measure draw:style-name="gr7" draw:text-style-name="P3" draw:layer="layout" svg:x1="7.369cm" svg:y1="15.163cm" svg:x2="12.146cm" svg:y2="15.173cm">
          <text:p text:style-name="P3"><text:span text:style-name="T2">18”</text:span></text:p>
        </draw:measure>
        <draw:measure draw:style-name="gr8" draw:text-style-name="P3" draw:layer="layout" svg:x1="12.144cm" svg:y1="15.163cm" svg:x2="16.891cm" svg:y2="15.173cm">
          <text:p text:style-name="P3"><text:span text:style-name="T2">18”</text:span></text:p>
        </draw:measure>
        <draw:measure draw:style-name="gr9" draw:text-style-name="P3" draw:layer="layout" svg:x1="16.893cm" svg:y1="15.163cm" svg:x2="21.64cm" svg:y2="15.173cm">
          <text:p text:style-name="P3"><text:span text:style-name="T2">18”</text:span></text:p>
        </draw:measure>
        <draw:measure draw:style-name="gr10" draw:text-style-name="P3" draw:layer="layout" svg:x1="21.643cm" svg:y1="15.163cm" svg:x2="26.39cm" svg:y2="15.173cm">
          <text:p text:style-name="P3"><text:span text:style-name="T2">18”</text:span></text:p>
        </draw:measure>
        <draw:custom-shape draw:style-name="gr1" draw:text-style-name="P1" draw:layer="layout" svg:width="19.02cm" svg:height="0.575cm" svg:x="7.37cm" svg:y="17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17.611cm">
          <draw:text-box>
            <text:p><text:span text:style-name="T1">1 x</text:span></text:p>
          </draw:text-box>
        </draw:frame>
        <draw:measure draw:style-name="gr11" draw:text-style-name="P4" draw:layer="layout" svg:x1="13.658cm" svg:y1="17.583cm" svg:x2="26.391cm" svg:y2="17.573cm">
          <text:p text:style-name="P4"><text:span text:style-name="T3">48”</text:span></text:p>
        </draw:measure>
        <draw:measure draw:style-name="gr12" draw:text-style-name="P3" draw:layer="layout" svg:x1="7.366cm" svg:y1="17.577cm" svg:x2="8.937cm" svg:y2="17.578cm">
          <text:p text:style-name="P3"><text:span text:style-name="T2">6”</text:span></text:p>
        </draw:measure>
        <draw:measure draw:style-name="gr13" draw:text-style-name="P3" draw:layer="layout" svg:x1="8.941cm" svg:y1="17.577cm" svg:x2="10.512cm" svg:y2="17.578cm">
          <text:p text:style-name="P3"><text:span text:style-name="T2">6”</text:span></text:p>
        </draw:measure>
        <draw:measure draw:style-name="gr14" draw:text-style-name="P3" draw:layer="layout" svg:x1="10.516cm" svg:y1="17.577cm" svg:x2="12.087cm" svg:y2="17.578cm">
          <text:p text:style-name="P3"><text:span text:style-name="T2">6”</text:span></text:p>
        </draw:measure>
        <draw:measure draw:style-name="gr15" draw:text-style-name="P3" draw:layer="layout" svg:x1="12.091cm" svg:y1="17.577cm" svg:x2="13.662cm" svg:y2="17.578cm">
          <text:p text:style-name="P3"><text:span text:style-name="T2">6”</text:span></text:p>
        </draw:measure>
        <draw:frame draw:style-name="gr16" draw:text-style-name="P6" draw:layer="layout" svg:width="14.564cm" svg:height="2.762cm" svg:x="0.914cm" svg:y="0.905cm">
          <draw:text-box>
            <text:p text:style-name="P5"><text:span text:style-name="T4">Goliath Quadcopter</text:span></text:p>
            <text:p text:style-name="P5"><text:span text:style-name="T4">Cutting Guides – Wide Slotted Angle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frame draw:style-name="gr17" draw:text-style-name="P7" draw:layer="layout" svg:width="4.475cm" svg:height="0.824cm" svg:x="9.055cm" svg:y="12.563cm">
          <draw:text-box>
            <text:p text:style-name="P1"><text:span text:style-name="T6">cross beam</text:span></text:p>
          </draw:text-box>
        </draw:frame>
        <draw:frame draw:style-name="gr17" draw:text-style-name="P7" draw:layer="layout" svg:width="4.475cm" svg:height="0.824cm" svg:x="16.956cm" svg:y="12.563cm">
          <draw:text-box>
            <text:p text:style-name="P1"><text:span text:style-name="T6">cross beam</text:span></text:p>
          </draw:text-box>
        </draw:frame>
        <draw:frame draw:style-name="gr17" draw:text-style-name="P7" draw:layer="layout" svg:width="4.475cm" svg:height="0.824cm" svg:x="7.456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12.257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16.958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21.659cm" svg:y="15.1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1.412cm" svg:height="0.824cm" svg:x="23.257cm" svg:y="12.5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24.857cm" svg:y="12.5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7.4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8.9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10.5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12.157cm" svg:y="17.4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779cm" svg:height="0.824cm" svg:x="19.057cm" svg:y="17.463cm">
          <draw:text-box>
            <text:p text:style-name="P1"><text:span text:style-name="T6">spare</text:span></text:p>
          </draw:text-box>
        </draw:frame>
        <draw:custom-shape draw:style-name="gr18" draw:text-style-name="P1" draw:layer="layout" svg:width="0.666cm" svg:height="14.459cm" svg:x="5.198cm" svg:y="4.7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556cm" svg:height="1.675cm" svg:x="1.503cm" svg:y="10.111cm">
          <draw:text-box>
            <text:p text:style-name="P1"><text:span text:style-name="T7">2 </text:span><text:span text:style-name="T8">½</text:span><text:span text:style-name="T7">” x 1</text:span><text:span text:style-name="T8">½</text:span><text:span text:style-name="T7">”</text:span></text:p>
            <text:p text:style-name="P1"><text:span text:style-name="T7">X 72”</text:span></text:p>
          </draw:text-box>
        </draw:frame>
        <draw:measure draw:style-name="gr19" draw:text-style-name="P9" draw:layer="measurelines" svg:x1="7.378cm" svg:y1="4.877cm" svg:x2="26.398cm" svg:y2="4.877cm">
          <text:p text:style-name="P9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0" draw:layer="layout" svg:width="3.556cm" svg:height="1.4cm" svg:x="1.503cm" svg:y="12.012cm">
          <draw:text-box>
            <text:p text:style-name="P1"><text:span text:style-name="T9">7 Total</text:span></text:p>
          </draw:text-box>
        </draw:frame>
        <draw:custom-shape draw:style-name="gr1" draw:text-style-name="P1" draw:layer="layout" svg:width="18.994cm" svg:height="0.604cm" svg:x="7.395cm" svg:y="5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5.011cm">
          <draw:text-box>
            <text:p><text:span text:style-name="T1">1 x</text:span></text:p>
          </draw:text-box>
        </draw:frame>
        <draw:measure draw:style-name="gr20" draw:text-style-name="P3" draw:layer="layout" svg:x1="15.917cm" svg:y1="5.093cm" svg:x2="26.4cm" svg:y2="5.094cm">
          <text:p text:style-name="P3"><text:span text:style-name="T2">39 3/4”</text:span></text:p>
        </draw:measure>
        <draw:measure draw:style-name="gr21" draw:text-style-name="P3" draw:layer="layout" svg:x1="7.395cm" svg:y1="5.093cm" svg:x2="15.037cm" svg:y2="5.093cm">
          <text:p text:style-name="P3"><text:span text:style-name="T2">29 1/4”</text:span></text:p>
        </draw:measure>
        <draw:measure draw:style-name="gr22" draw:text-style-name="P11" draw:layer="layout" svg:x1="15.037cm" svg:y1="5.093cm" svg:x2="15.917cm" svg:y2="5.093cm">
          <text:p text:style-name="P11"><text:span text:style-name="T10">3”</text:span></text:p>
        </draw:measure>
        <draw:frame draw:style-name="gr17" draw:text-style-name="P7" draw:layer="layout" svg:width="4.475cm" svg:height="0.824cm" svg:x="18.754cm" svg:y="5.063cm">
          <draw:text-box>
            <text:p text:style-name="P1"><text:span text:style-name="T6">Center Beam - A</text:span></text:p>
          </draw:text-box>
        </draw:frame>
        <draw:frame draw:style-name="gr17" draw:text-style-name="P7" draw:layer="layout" svg:width="4.475cm" svg:height="0.824cm" svg:x="8.855cm" svg:y="5.063cm">
          <draw:text-box>
            <text:p text:style-name="P1"><text:span text:style-name="T6">Side Beam-B</text:span></text:p>
          </draw:text-box>
        </draw:frame>
        <draw:custom-shape draw:style-name="gr1" draw:text-style-name="P1" draw:layer="layout" svg:width="19.023cm" svg:height="0.604cm" svg:x="7.422cm" svg:y="7.4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7.412cm">
          <draw:text-box>
            <text:p><text:span text:style-name="T1">1 x</text:span></text:p>
          </draw:text-box>
        </draw:frame>
        <draw:measure draw:style-name="gr23" draw:text-style-name="P3" draw:layer="layout" svg:x1="7.418cm" svg:y1="7.494cm" svg:x2="17.951cm" svg:y2="7.485cm">
          <text:p text:style-name="P3"><text:span text:style-name="T2">39 3/4”</text:span></text:p>
        </draw:measure>
        <draw:measure draw:style-name="gr24" draw:text-style-name="P3" draw:layer="layout" svg:x1="18.83cm" svg:y1="7.485cm" svg:x2="26.438cm" svg:y2="7.494cm">
          <text:p text:style-name="P3"><text:span text:style-name="T2">29 1/4”</text:span></text:p>
        </draw:measure>
        <draw:measure draw:style-name="gr25" draw:text-style-name="P11" draw:layer="layout" svg:x1="17.951cm" svg:y1="7.485cm" svg:x2="18.83cm" svg:y2="7.485cm">
          <text:p text:style-name="P11"><text:span text:style-name="T10">3”</text:span></text:p>
        </draw:measure>
        <draw:frame draw:style-name="gr17" draw:text-style-name="P7" draw:layer="layout" svg:width="4.475cm" svg:height="0.824cm" svg:x="10.355cm" svg:y="7.464cm">
          <draw:text-box>
            <text:p text:style-name="P1"><text:span text:style-name="T6">Center Beam - B</text:span></text:p>
          </draw:text-box>
        </draw:frame>
        <draw:frame draw:style-name="gr17" draw:text-style-name="P7" draw:layer="layout" svg:width="4.475cm" svg:height="0.824cm" svg:x="20.256cm" svg:y="7.464cm">
          <draw:text-box>
            <text:p text:style-name="P1"><text:span text:style-name="T6">Side Beam-A</text:span></text:p>
          </draw:text-box>
        </draw:frame>
        <draw:custom-shape draw:style-name="gr1" draw:text-style-name="P1" draw:layer="layout" svg:width="19.051cm" svg:height="0.604cm" svg:x="7.395cm" svg:y="9.9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5cm" svg:y="9.912cm">
          <draw:text-box>
            <text:p><text:span text:style-name="T1">1 x</text:span></text:p>
          </draw:text-box>
        </draw:frame>
        <draw:measure draw:style-name="gr26" draw:text-style-name="P3" draw:layer="layout" svg:x1="18.831cm" svg:y1="9.985cm" svg:x2="26.439cm" svg:y2="9.994cm">
          <text:p text:style-name="P3"><text:span text:style-name="T2">29 1/4”</text:span></text:p>
        </draw:measure>
        <draw:measure draw:style-name="gr27" draw:text-style-name="P11" draw:layer="layout" svg:x1="15.037cm" svg:y1="9.991cm" svg:x2="18.831cm" svg:y2="9.985cm">
          <text:p text:style-name="P11"><text:span text:style-name="T10">13 1/2”</text:span></text:p>
        </draw:measure>
        <draw:frame draw:style-name="gr17" draw:text-style-name="P7" draw:layer="layout" svg:width="4.475cm" svg:height="0.824cm" svg:x="20.257cm" svg:y="9.964cm">
          <draw:text-box>
            <text:p text:style-name="P1"><text:span text:style-name="T6">Side Beam-A</text:span></text:p>
          </draw:text-box>
        </draw:frame>
        <draw:measure draw:style-name="gr28" draw:text-style-name="P3" draw:layer="layout" svg:x1="7.395cm" svg:y1="9.993cm" svg:x2="15.037cm" svg:y2="9.993cm">
          <text:p text:style-name="P3"><text:span text:style-name="T2">29 1/4”</text:span></text:p>
        </draw:measure>
        <draw:frame draw:style-name="gr17" draw:text-style-name="P7" draw:layer="layout" svg:width="4.475cm" svg:height="0.824cm" svg:x="8.856cm" svg:y="9.963cm">
          <draw:text-box>
            <text:p text:style-name="P1"><text:span text:style-name="T6">Side Beam-B</text:span></text:p>
          </draw:text-box>
        </draw:frame>
        <draw:frame draw:style-name="gr17" draw:text-style-name="P7" draw:layer="layout" svg:width="1.779cm" svg:height="0.824cm" svg:x="16.058cm" svg:y="9.963cm">
          <draw:text-box>
            <text:p text:style-name="P1"><text:span text:style-name="T6">spar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9.02cm" svg:height="0.575cm" svg:x="7.369cm" svg:y="4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2cm" svg:height="0.575cm" svg:x="7.369cm" svg:y="14.9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5.011cm">
          <draw:text-box>
            <text:p><text:span text:style-name="T1">4 x</text:span></text:p>
          </draw:text-box>
        </draw:frame>
        <draw:measure draw:style-name="gr29" draw:text-style-name="P3" draw:layer="layout" svg:x1="7.369cm" svg:y1="14.963cm" svg:x2="15.291cm" svg:y2="14.973cm">
          <text:p text:style-name="P3"><text:span text:style-name="T2">30 3/4”</text:span></text:p>
        </draw:measure>
        <draw:measure draw:style-name="gr30" draw:text-style-name="P11" draw:layer="layout" svg:x1="15.313cm" svg:y1="14.962cm" svg:x2="18.489cm" svg:y2="14.963cm">
          <text:p text:style-name="P11"><text:span text:style-name="T10">12 1/2”</text:span></text:p>
        </draw:measure>
        <draw:measure draw:style-name="gr31" draw:text-style-name="P3" draw:layer="layout" svg:x1="18.492cm" svg:y1="14.972cm" svg:x2="26.414cm" svg:y2="14.982cm">
          <text:p text:style-name="P3"><text:span text:style-name="T2">30 3/4”</text:span></text:p>
        </draw:measure>
        <draw:frame draw:style-name="gr17" draw:text-style-name="P7" draw:layer="layout" svg:width="4.475cm" svg:height="0.824cm" svg:x="9.055cm" svg:y="14.963cm">
          <draw:text-box>
            <text:p text:style-name="P1"><text:span text:style-name="T6">outer prop support</text:span></text:p>
          </draw:text-box>
        </draw:frame>
        <draw:frame draw:style-name="gr17" draw:text-style-name="P7" draw:layer="layout" svg:width="4.475cm" svg:height="0.824cm" svg:x="20.156cm" svg:y="14.963cm">
          <draw:text-box>
            <text:p text:style-name="P1"><text:span text:style-name="T6">outer prop support</text:span></text:p>
          </draw:text-box>
        </draw:frame>
        <draw:custom-shape draw:style-name="gr1" draw:text-style-name="P1" draw:layer="layout" svg:width="19.02cm" svg:height="0.575cm" svg:x="7.369cm" svg:y="12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2.511cm">
          <draw:text-box>
            <text:p><text:span text:style-name="T1">2 x</text:span></text:p>
          </draw:text-box>
        </draw:frame>
        <draw:measure draw:style-name="gr32" draw:text-style-name="P3" draw:layer="layout" svg:x1="7.369cm" svg:y1="12.463cm" svg:x2="15.109cm" svg:y2="12.472cm">
          <text:p text:style-name="P3"><text:span text:style-name="T2">28 1/4”</text:span></text:p>
        </draw:measure>
        <draw:measure draw:style-name="gr33" draw:text-style-name="P11" draw:layer="layout" svg:x1="15.113cm" svg:y1="12.462cm" svg:x2="18.665cm" svg:y2="12.483cm">
          <text:p text:style-name="P11"><text:span text:style-name="T10">??”</text:span></text:p>
        </draw:measure>
        <draw:measure draw:style-name="gr34" draw:text-style-name="P3" draw:layer="layout" svg:x1="7.357cm" svg:y1="5.049cm" svg:x2="15.889cm" svg:y2="5.053cm">
          <text:p text:style-name="P3"><text:span text:style-name="T2">32 1/4”</text:span></text:p>
        </draw:measure>
        <draw:frame draw:style-name="gr17" draw:text-style-name="P7" draw:layer="layout" svg:width="4.966cm" svg:height="0.824cm" svg:x="8.655cm" svg:y="12.463cm">
          <draw:text-box>
            <text:p text:style-name="P1"><text:span text:style-name="T6">inner prop support - fore</text:span></text:p>
          </draw:text-box>
        </draw:frame>
        <draw:frame draw:style-name="gr17" draw:text-style-name="P7" draw:layer="layout" svg:width="4.475cm" svg:height="0.824cm" svg:x="9.121cm" svg:y="4.965cm">
          <draw:text-box>
            <text:p text:style-name="P1"><text:span text:style-name="T6">inner prop support - aft</text:span></text:p>
          </draw:text-box>
        </draw:frame>
        <draw:custom-shape draw:style-name="gr18" draw:text-style-name="P1" draw:layer="layout" svg:width="0.666cm" svg:height="12.059cm" svg:x="5.198cm" svg:y="4.76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556cm" svg:height="1.675cm" svg:x="1.503cm" svg:y="9.311cm">
          <draw:text-box>
            <text:p text:style-name="P1"><text:span text:style-name="T7">1 </text:span><text:span text:style-name="T8">½</text:span><text:span text:style-name="T7">” x 1</text:span><text:span text:style-name="T8">½</text:span><text:span text:style-name="T7">”</text:span></text:p>
            <text:p text:style-name="P1"><text:span text:style-name="T7">x72”</text:span></text:p>
          </draw:text-box>
        </draw:frame>
        <draw:frame draw:style-name="gr2" draw:text-style-name="P10" draw:layer="layout" svg:width="3.556cm" svg:height="1.4cm" svg:x="1.503cm" svg:y="10.912cm">
          <draw:text-box>
            <text:p text:style-name="P1"><text:span text:style-name="T9">9 Total</text:span></text:p>
          </draw:text-box>
        </draw:frame>
        <draw:frame draw:style-name="gr16" draw:text-style-name="P6" draw:layer="layout" svg:width="14.564cm" svg:height="2.762cm" svg:x="0.914cm" svg:y="0.905cm">
          <draw:text-box>
            <text:p text:style-name="P5"><text:span text:style-name="T4">Goliath Quadcopter</text:span></text:p>
            <text:p text:style-name="P5"><text:span text:style-name="T4">Cutting Guides – Narrow Slotted Angle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frame draw:style-name="gr2" draw:text-style-name="P2" draw:layer="layout" svg:width="1.633cm" svg:height="1.4cm" svg:x="5.703cm" svg:y="5.011cm">
          <draw:text-box>
            <text:p><text:span text:style-name="T1">1 x</text:span></text:p>
          </draw:text-box>
        </draw:frame>
        <draw:measure draw:style-name="gr35" draw:text-style-name="P3" draw:layer="layout" svg:x1="15.918cm" svg:y1="4.994cm" svg:x2="26.401cm" svg:y2="4.995cm">
          <text:p text:style-name="P3"><text:span text:style-name="T2">39 3/4”</text:span></text:p>
        </draw:measure>
        <draw:frame draw:style-name="gr17" draw:text-style-name="P7" draw:layer="layout" svg:width="4.475cm" svg:height="0.824cm" svg:x="18.755cm" svg:y="4.963cm">
          <draw:text-box>
            <text:p text:style-name="P1"><text:span text:style-name="T6">Center Beam - C</text:span></text:p>
          </draw:text-box>
        </draw:frame>
        <draw:frame draw:style-name="gr17" draw:text-style-name="P7" draw:layer="layout" svg:width="4.966cm" svg:height="0.824cm" svg:x="19.855cm" svg:y="12.463cm">
          <draw:text-box>
            <text:p text:style-name="P1"><text:span text:style-name="T6">inner prop support - fore</text:span></text:p>
          </draw:text-box>
        </draw:frame>
        <draw:measure draw:style-name="gr36" draw:text-style-name="P3" draw:layer="layout" svg:x1="18.669cm" svg:y1="12.464cm" svg:x2="26.409cm" svg:y2="12.473cm">
          <text:p text:style-name="P3"><text:span text:style-name="T2">28 1/4”</text:span></text:p>
        </draw:measure>
        <draw:custom-shape draw:style-name="gr1" draw:text-style-name="P1" draw:layer="layout" svg:width="19.02cm" svg:height="0.575cm" svg:x="7.369cm" svg:y="7.367cm">
          <text:p/>
          <draw:enhanced-geometry svg:viewBox="0 0 21600 21600" draw:type="rectangle" draw:enhanced-path="M 0 0 L 21600 0 21600 21600 0 21600 0 0 Z N"/>
        </draw:custom-shape>
        <draw:measure draw:style-name="gr37" draw:text-style-name="P3" draw:layer="layout" svg:x1="17.813cm" svg:y1="7.417cm" svg:x2="26.389cm" svg:y2="7.426cm">
          <text:p text:style-name="P3"><text:span text:style-name="T2">32 1/4”</text:span></text:p>
        </draw:measure>
        <draw:frame draw:style-name="gr17" draw:text-style-name="P7" draw:layer="layout" svg:width="4.475cm" svg:height="0.824cm" svg:x="19.821cm" svg:y="7.365cm">
          <draw:text-box>
            <text:p text:style-name="P1"><text:span text:style-name="T6">inner prop support - aft</text:span></text:p>
          </draw:text-box>
        </draw:frame>
        <draw:frame draw:style-name="gr2" draw:text-style-name="P2" draw:layer="layout" svg:width="1.633cm" svg:height="1.4cm" svg:x="5.703cm" svg:y="7.411cm">
          <draw:text-box>
            <text:p><text:span text:style-name="T1">1 x</text:span></text:p>
          </draw:text-box>
        </draw:frame>
        <draw:measure draw:style-name="gr38" draw:text-style-name="P3" draw:layer="layout" svg:x1="7.367cm" svg:y1="7.39cm" svg:x2="17.801cm" svg:y2="7.395cm">
          <text:p text:style-name="P3"><text:span text:style-name="T2">39 3/4”</text:span></text:p>
        </draw:measure>
        <draw:frame draw:style-name="gr17" draw:text-style-name="P7" draw:layer="layout" svg:width="4.475cm" svg:height="0.824cm" svg:x="10.255cm" svg:y="7.363cm">
          <draw:text-box>
            <text:p text:style-name="P1"><text:span text:style-name="T6">Center Beam - D</text:span></text:p>
          </draw:text-box>
        </draw:frame>
        <draw:custom-shape draw:style-name="gr1" draw:text-style-name="P1" draw:layer="layout" svg:width="19.02cm" svg:height="0.575cm" svg:x="7.369cm" svg:y="9.867cm">
          <text:p/>
          <draw:enhanced-geometry svg:viewBox="0 0 21600 21600" draw:type="rectangle" draw:enhanced-path="M 0 0 L 21600 0 21600 21600 0 21600 0 0 Z N"/>
        </draw:custom-shape>
        <draw:measure draw:style-name="gr39" draw:text-style-name="P3" draw:layer="layout" svg:x1="17.813cm" svg:y1="9.917cm" svg:x2="26.389cm" svg:y2="9.926cm">
          <text:p text:style-name="P3"><text:span text:style-name="T2">32 1/4”</text:span></text:p>
        </draw:measure>
        <draw:frame draw:style-name="gr17" draw:text-style-name="P7" draw:layer="layout" svg:width="4.475cm" svg:height="0.824cm" svg:x="19.821cm" svg:y="9.865cm">
          <draw:text-box>
            <text:p text:style-name="P1"><text:span text:style-name="T6">inner prop support - aft</text:span></text:p>
          </draw:text-box>
        </draw:frame>
        <draw:frame draw:style-name="gr2" draw:text-style-name="P2" draw:layer="layout" svg:width="1.633cm" svg:height="1.4cm" svg:x="5.703cm" svg:y="9.911cm">
          <draw:text-box>
            <text:p><text:span text:style-name="T1">1 x</text:span></text:p>
          </draw:text-box>
        </draw:frame>
        <draw:measure draw:style-name="gr40" draw:text-style-name="P3" draw:layer="layout" svg:x1="7.358cm" svg:y1="9.95cm" svg:x2="15.89cm" svg:y2="9.954cm">
          <text:p text:style-name="P3"><text:span text:style-name="T2">32 1/4”</text:span></text:p>
        </draw:measure>
        <draw:frame draw:style-name="gr17" draw:text-style-name="P7" draw:layer="layout" svg:width="4.475cm" svg:height="0.824cm" svg:x="9.122cm" svg:y="9.865cm">
          <draw:text-box>
            <text:p text:style-name="P1"><text:span text:style-name="T6">inner prop support - aft</text:span></text:p>
          </draw:text-box>
        </draw:frame>
        <draw:measure draw:style-name="gr41" draw:text-style-name="P9" draw:layer="layout" svg:x1="7.378cm" svg:y1="4.877cm" svg:x2="26.398cm" svg:y2="4.877cm">
          <text:p text:style-name="P9"><text:span text:style-name="T2">72</text:span><text:span text:style-name="T2"><text:measure text:kind="unit">"</text:measure></text:span><text:span text:style-name="T2"><text:measure text:kind="gap"/></text:span></text:p>
        </draw:measure>
      </draw:page>
      <draw:page draw:name="page3" draw:style-name="dp1" draw:master-page-name="Default">
        <draw:frame draw:style-name="gr16" draw:text-style-name="P12" draw:layer="layout" svg:width="14.564cm" svg:height="2.762cm" svg:x="0.873cm" svg:y="0.947cm">
          <draw:text-box>
            <text:p text:style-name="P5"><text:span text:style-name="T4">Goliath Quadcopter</text:span></text:p>
            <text:p text:style-name="P5"><text:span text:style-name="T4">Cutting Guides – Slotted Flat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custom-shape draw:style-name="gr1" draw:text-style-name="P1" draw:layer="layout" svg:width="19.02cm" svg:height="0.575cm" svg:x="7.369cm" svg:y="4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4.511cm">
          <draw:text-box>
            <text:p><text:span text:style-name="T1">2 x</text:span></text:p>
          </draw:text-box>
        </draw:frame>
        <draw:measure draw:style-name="gr42" draw:text-style-name="P3" draw:layer="layout" svg:x1="7.369cm" svg:y1="4.463cm" svg:x2="15.291cm" svg:y2="4.473cm">
          <text:p text:style-name="P3"><text:span text:style-name="T2">30”</text:span></text:p>
        </draw:measure>
        <draw:measure draw:style-name="gr43" draw:text-style-name="P11" draw:layer="layout" svg:x1="23.213cm" svg:y1="4.462cm" svg:x2="26.389cm" svg:y2="4.463cm">
          <text:p text:style-name="P11"><text:span text:style-name="T10">12”</text:span></text:p>
        </draw:measure>
        <draw:measure draw:style-name="gr44" draw:text-style-name="P3" draw:layer="layout" svg:x1="15.292cm" svg:y1="4.472cm" svg:x2="23.214cm" svg:y2="4.482cm">
          <text:p text:style-name="P3"><text:span text:style-name="T2">30”</text:span></text:p>
        </draw:measure>
        <draw:frame draw:style-name="gr17" draw:text-style-name="P13" draw:layer="layout" svg:width="4.475cm" svg:height="0.824cm" svg:x="9.055cm" svg:y="4.463cm">
          <draw:text-box>
            <text:p text:style-name="P1"><text:span text:style-name="T6">side cross bar</text:span></text:p>
          </draw:text-box>
        </draw:frame>
        <draw:frame draw:style-name="gr17" draw:text-style-name="P13" draw:layer="layout" svg:width="4.475cm" svg:height="0.824cm" svg:x="16.956cm" svg:y="4.463cm">
          <draw:text-box>
            <text:p text:style-name="P1"><text:span text:style-name="T6">side cross bar</text:span></text:p>
          </draw:text-box>
        </draw:frame>
        <draw:frame draw:style-name="gr2" draw:text-style-name="P2" draw:layer="layout" svg:width="1.633cm" svg:height="1.4cm" svg:x="5.703cm" svg:y="7.011cm">
          <draw:text-box>
            <text:p><text:span text:style-name="T1">1 x</text:span></text:p>
          </draw:text-box>
        </draw:frame>
        <draw:custom-shape draw:style-name="gr18" draw:text-style-name="P1" draw:layer="layout" svg:width="0.666cm" svg:height="4.288cm" svg:x="5.198cm" svg:y="4.1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915cm" svg:height="1.675cm" svg:x="1.144cm" svg:y="5.811cm">
          <draw:text-box>
            <text:p text:style-name="P1"><text:span text:style-name="T7">1 </text:span><text:span text:style-name="T8">½</text:span><text:span text:style-name="T7">” x </text:span><text:span text:style-name="T11">1/16</text:span><text:span text:style-name="T7">”</text:span></text:p>
            <text:p text:style-name="P1"><text:span text:style-name="T7">x72”</text:span></text:p>
          </draw:text-box>
        </draw:frame>
        <draw:measure draw:style-name="gr45" draw:text-style-name="P9" draw:layer="measurelines" svg:x1="7.378cm" svg:y1="4.277cm" svg:x2="26.398cm" svg:y2="4.277cm">
          <text:p text:style-name="P9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0" draw:layer="layout" svg:width="3.556cm" svg:height="1.4cm" svg:x="1.503cm" svg:y="7.412cm">
          <draw:text-box>
            <text:p text:style-name="P1"><text:span text:style-name="T9">3 Total</text:span></text:p>
          </draw:text-box>
        </draw:frame>
        <draw:custom-shape draw:style-name="gr1" draw:text-style-name="P1" draw:layer="layout" svg:width="19.02cm" svg:height="0.575cm" svg:x="7.369cm" svg:y="7.067cm">
          <text:p/>
          <draw:enhanced-geometry svg:viewBox="0 0 21600 21600" draw:type="rectangle" draw:enhanced-path="M 0 0 L 21600 0 21600 21600 0 21600 0 0 Z N"/>
        </draw:custom-shape>
        <draw:measure draw:style-name="gr46" draw:text-style-name="P3" draw:layer="layout" svg:x1="7.369cm" svg:y1="7.063cm" svg:x2="12.146cm" svg:y2="7.073cm">
          <text:p text:style-name="P3"><text:span text:style-name="T2">18”</text:span></text:p>
        </draw:measure>
        <draw:measure draw:style-name="gr47" draw:text-style-name="P3" draw:layer="layout" svg:x1="12.144cm" svg:y1="7.063cm" svg:x2="16.891cm" svg:y2="7.073cm">
          <text:p text:style-name="P3"><text:span text:style-name="T2">18”</text:span></text:p>
        </draw:measure>
        <draw:measure draw:style-name="gr48" draw:text-style-name="P3" draw:layer="layout" svg:x1="16.893cm" svg:y1="7.063cm" svg:x2="21.64cm" svg:y2="7.073cm">
          <text:p text:style-name="P3"><text:span text:style-name="T2">18”</text:span></text:p>
        </draw:measure>
        <draw:measure draw:style-name="gr49" draw:text-style-name="P3" draw:layer="layout" svg:x1="21.643cm" svg:y1="7.063cm" svg:x2="26.39cm" svg:y2="7.073cm">
          <text:p text:style-name="P3"><text:span text:style-name="T2">18”</text:span></text:p>
        </draw:measure>
        <draw:frame draw:style-name="gr17" draw:text-style-name="P7" draw:layer="layout" svg:width="4.475cm" svg:height="0.824cm" svg:x="7.456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12.257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16.958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21.659cm" svg:y="7.063cm">
          <draw:text-box>
            <text:p text:style-name="P1"><text:span text:style-name="T6">end cross bar</text:span></text:p>
          </draw:text-box>
        </draw:frame>
        <draw:custom-shape draw:style-name="gr1" draw:text-style-name="P1" draw:layer="layout" svg:width="15.829cm" svg:height="0.933cm" svg:x="7.369cm" svg:y="10.50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584cm" svg:height="1.123cm" svg:x="7.784cm" svg:y="10.462cm">
          <draw:text-box>
            <text:p text:style-name="P1"><text:span text:style-name="T6">Battery Plate</text:span></text:p>
          </draw:text-box>
        </draw:frame>
        <draw:measure draw:style-name="gr50" draw:text-style-name="P11" draw:layer="layout" svg:x1="7.38cm" svg:y1="10.538cm" svg:x2="10.584cm" svg:y2="10.552cm">
          <text:p text:style-name="P11"><text:span text:style-name="T10">11 3/4”</text:span></text:p>
        </draw:measure>
        <draw:measure draw:style-name="gr51" draw:text-style-name="P9" draw:layer="layout" svg:x1="7.378cm" svg:y1="10.477cm" svg:x2="23.169cm" svg:y2="10.466cm">
          <text:p text:style-name="P9"><text:span text:style-name="T2">60</text:span><text:span text:style-name="T2"><text:measure text:kind="unit">"</text:measure></text:span><text:span text:style-name="T2"><text:measure text:kind="gap"/></text:span></text:p>
        </draw:measure>
        <draw:frame draw:style-name="gr2" draw:text-style-name="P8" draw:layer="layout" svg:width="3.915cm" svg:height="1.675cm" svg:x="1.145cm" svg:y="10.212cm">
          <draw:text-box>
            <text:p text:style-name="P1"><text:span text:style-name="T7">2 </text:span><text:span text:style-name="T8">¾</text:span><text:span text:style-name="T7">” x </text:span><text:span text:style-name="T11">1/16</text:span><text:span text:style-name="T7">”</text:span></text:p>
            <text:p text:style-name="P1"><text:span text:style-name="T7">x60”</text:span></text:p>
          </draw:text-box>
        </draw:frame>
        <draw:frame draw:style-name="gr2" draw:text-style-name="P2" draw:layer="layout" svg:width="1.633cm" svg:height="1.4cm" svg:x="5.704cm" svg:y="10.411cm">
          <draw:text-box>
            <text:p><text:span text:style-name="T1">1 x</text:span></text:p>
          </draw:text-box>
        </draw:frame>
      </draw:page>
      <draw:page draw:name="page4" draw:style-name="dp1" draw:master-page-name="Default">
        <draw:frame draw:style-name="gr16" draw:text-style-name="P12" draw:layer="layout" svg:width="14.564cm" svg:height="2.762cm" svg:x="0.873cm" svg:y="0.947cm">
          <draw:text-box>
            <text:p text:style-name="P5"><text:span text:style-name="T4">Goliath Quadcopter</text:span></text:p>
            <text:p text:style-name="P5"><text:span text:style-name="T4">Cutting Guides – All Thread</text:span></text:p>
            <text:p text:style-name="P5"><text:span text:style-name="T4">v3</text:span></text:p>
            <text:p text:style-name="P5"><text:span text:style-name="T5"><text:a xlink:href="http://mccloudaero.com/" xlink:type="simple">mccloudaero.com</text:a></text:span></text:p>
          </draw:text-box>
        </draw:frame>
        <draw:measure draw:style-name="gr52" draw:text-style-name="P9" draw:layer="layout" svg:x1="7.378cm" svg:y1="4.877cm" svg:x2="26.398cm" svg:y2="4.877cm">
          <text:p text:style-name="P9"><text:span text:style-name="T2">36</text:span><text:span text:style-name="T2"><text:measure text:kind="unit">"</text:measure></text:span><text:span text:style-name="T2"><text:measure text:kind="gap"/></text:span></text:p>
        </draw:measure>
        <draw:custom-shape draw:style-name="gr1" draw:text-style-name="P1" draw:layer="layout" svg:width="18.994cm" svg:height="0.604cm" svg:x="7.395cm" svg:y="5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4.711cm">
          <draw:text-box>
            <text:p><text:span text:style-name="T1">1 x</text:span></text:p>
          </draw:text-box>
        </draw:frame>
        <draw:frame draw:style-name="gr2" draw:text-style-name="P8" draw:layer="layout" svg:width="3.915cm" svg:height="1.4cm" svg:x="1.145cm" svg:y="5.812cm">
          <draw:text-box>
            <text:p text:style-name="P1"><text:span text:style-name="T7">5/8” x 36”</text:span></text:p>
          </draw:text-box>
        </draw:frame>
        <draw:frame draw:style-name="gr2" draw:text-style-name="P10" draw:layer="layout" svg:width="3.556cm" svg:height="1.4cm" svg:x="1.504cm" svg:y="6.713cm">
          <draw:text-box>
            <text:p text:style-name="P1"><text:span text:style-name="T9">2 Total</text:span></text:p>
          </draw:text-box>
        </draw:frame>
        <draw:custom-shape draw:style-name="gr1" draw:text-style-name="P1" draw:layer="layout" svg:width="18.994cm" svg:height="0.604cm" svg:x="7.396cm" svg:y="7.3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5cm" svg:y="7.011cm">
          <draw:text-box>
            <text:p><text:span text:style-name="T1">1 x</text:span></text:p>
          </draw:text-box>
        </draw:frame>
        <draw:custom-shape draw:style-name="gr18" draw:text-style-name="P1" draw:layer="layout" svg:width="0.666cm" svg:height="4.288cm" svg:x="5.198cm" svg:y="4.3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8.994cm" svg:height="0.604cm" svg:x="7.397cm" svg:y="9.9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6cm" svg:y="9.611cm">
          <draw:text-box>
            <text:p><text:span text:style-name="T1">1 x</text:span></text:p>
          </draw:text-box>
        </draw:frame>
        <draw:frame draw:style-name="gr2" draw:text-style-name="P8" draw:layer="layout" svg:width="3.915cm" svg:height="1.4cm" svg:x="1.146cm" svg:y="9.613cm">
          <draw:text-box>
            <text:p text:style-name="P1"><text:span text:style-name="T7">1/2” x 36”</text:span></text:p>
          </draw:text-box>
        </draw:frame>
        <draw:frame draw:style-name="gr2" draw:text-style-name="P10" draw:layer="layout" svg:width="3.556cm" svg:height="1.4cm" svg:x="1.505cm" svg:y="10.514cm">
          <draw:text-box>
            <text:p text:style-name="P1"><text:span text:style-name="T9">1 Total</text:span></text:p>
          </draw:text-box>
        </draw:frame>
        <draw:custom-shape draw:style-name="gr1" draw:text-style-name="P1" draw:layer="layout" svg:width="18.964cm" svg:height="0.604cm" svg:x="7.398cm" svg:y="14.9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7cm" svg:y="14.712cm">
          <draw:text-box>
            <text:p><text:span text:style-name="T1">4 x</text:span></text:p>
          </draw:text-box>
        </draw:frame>
        <draw:frame draw:style-name="gr2" draw:text-style-name="P8" draw:layer="layout" svg:width="3.915cm" svg:height="1.4cm" svg:x="1.147cm" svg:y="15.414cm">
          <draw:text-box>
            <text:p text:style-name="P1"><text:span text:style-name="T7">5/16” x 36”</text:span></text:p>
          </draw:text-box>
        </draw:frame>
        <draw:frame draw:style-name="gr2" draw:text-style-name="P10" draw:layer="layout" svg:width="3.556cm" svg:height="1.4cm" svg:x="1.506cm" svg:y="16.315cm">
          <draw:text-box>
            <text:p text:style-name="P1"><text:span text:style-name="T9">5 Total</text:span></text:p>
          </draw:text-box>
        </draw:frame>
        <draw:custom-shape draw:style-name="gr1" draw:text-style-name="P1" draw:layer="layout" svg:width="18.994cm" svg:height="0.604cm" svg:x="7.398cm" svg:y="12.4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7cm" svg:y="12.112cm">
          <draw:text-box>
            <text:p><text:span text:style-name="T1">2 x</text:span></text:p>
          </draw:text-box>
        </draw:frame>
        <draw:frame draw:style-name="gr2" draw:text-style-name="P8" draw:layer="layout" svg:width="3.915cm" svg:height="1.4cm" svg:x="1.147cm" svg:y="12.114cm">
          <draw:text-box>
            <text:p text:style-name="P1"><text:span text:style-name="T7">3/8” x 36”</text:span></text:p>
          </draw:text-box>
        </draw:frame>
        <draw:frame draw:style-name="gr2" draw:text-style-name="P10" draw:layer="layout" svg:width="3.556cm" svg:height="1.4cm" svg:x="1.506cm" svg:y="13.015cm">
          <draw:text-box>
            <text:p text:style-name="P1"><text:span text:style-name="T9">2 Total</text:span></text:p>
          </draw:text-box>
        </draw:frame>
        <draw:measure draw:style-name="gr53" draw:text-style-name="P3" draw:layer="layout" svg:x1="7.395cm" svg:y1="5.058cm" svg:x2="13.058cm" svg:y2="5.058cm">
          <text:p text:style-name="P3"><text:span text:style-name="T2">11”</text:span></text:p>
        </draw:measure>
        <draw:measure draw:style-name="gr54" draw:text-style-name="P3" draw:layer="layout" svg:x1="13.069cm" svg:y1="5.064cm" svg:x2="18.758cm" svg:y2="5.059cm">
          <text:p text:style-name="P3"><text:span text:style-name="T2">11”</text:span></text:p>
        </draw:measure>
        <draw:measure draw:style-name="gr55" draw:text-style-name="P3" draw:layer="layout" svg:x1="18.748cm" svg:y1="5.058cm" svg:x2="24.458cm" svg:y2="5.06cm">
          <text:p text:style-name="P3"><text:span text:style-name="T2">11”</text:span></text:p>
        </draw:measure>
        <draw:measure draw:style-name="gr56" draw:text-style-name="P3" draw:layer="layout" svg:x1="7.396cm" svg:y1="7.258cm" svg:x2="13.059cm" svg:y2="7.258cm">
          <text:p text:style-name="P3"><text:span text:style-name="T2">11”</text:span></text:p>
        </draw:measure>
        <draw:measure draw:style-name="gr57" draw:text-style-name="P3" draw:layer="layout" svg:x1="13.07cm" svg:y1="7.264cm" svg:x2="18.759cm" svg:y2="7.259cm">
          <text:p text:style-name="P3"><text:span text:style-name="T2">11”</text:span></text:p>
        </draw:measure>
        <draw:measure draw:style-name="gr58" draw:text-style-name="P3" draw:layer="layout" svg:x1="7.396cm" svg:y1="9.858cm" svg:x2="13.059cm" svg:y2="9.858cm">
          <text:p text:style-name="P3"><text:span text:style-name="T2">11”</text:span></text:p>
        </draw:measure>
        <draw:measure draw:style-name="gr59" draw:text-style-name="P3" draw:layer="layout" svg:x1="13.07cm" svg:y1="9.864cm" svg:x2="18.759cm" svg:y2="9.859cm">
          <text:p text:style-name="P3"><text:span text:style-name="T2">11”</text:span></text:p>
        </draw:measure>
        <draw:measure draw:style-name="gr60" draw:text-style-name="P3" draw:layer="layout" svg:x1="7.396cm" svg:y1="14.858cm" svg:x2="13.059cm" svg:y2="14.858cm">
          <text:p text:style-name="P3"><text:span text:style-name="T2">11”</text:span></text:p>
        </draw:measure>
        <draw:measure draw:style-name="gr61" draw:text-style-name="P3" draw:layer="layout" svg:x1="13.07cm" svg:y1="14.864cm" svg:x2="18.759cm" svg:y2="14.859cm">
          <text:p text:style-name="P3"><text:span text:style-name="T2">11”</text:span></text:p>
        </draw:measure>
        <draw:measure draw:style-name="gr62" draw:text-style-name="P3" draw:layer="layout" svg:x1="18.749cm" svg:y1="14.858cm" svg:x2="24.459cm" svg:y2="14.86cm">
          <text:p text:style-name="P3"><text:span text:style-name="T2">11”</text:span></text:p>
        </draw:measure>
        <draw:frame draw:style-name="gr17" draw:text-style-name="P7" draw:layer="layout" svg:width="4.475cm" svg:height="0.824cm" svg:x="7.956cm" svg:y="5.0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13.657cm" svg:y="5.0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19.258cm" svg:y="5.0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7.957cm" svg:y="7.363cm">
          <draw:text-box>
            <text:p text:style-name="P1"><text:span text:style-name="T6">Propeller Shaft</text:span></text:p>
          </draw:text-box>
        </draw:frame>
        <draw:frame draw:style-name="gr17" draw:text-style-name="P7" draw:layer="layout" svg:width="4.475cm" svg:height="0.824cm" svg:x="13.658cm" svg:y="7.363cm">
          <draw:text-box>
            <text:p text:style-name="P1"><text:span text:style-name="T6">Idler Shaft</text:span></text:p>
          </draw:text-box>
        </draw:frame>
        <draw:frame draw:style-name="gr17" draw:text-style-name="P7" draw:layer="layout" svg:width="4.475cm" svg:height="0.824cm" svg:x="7.957cm" svg:y="9.963cm">
          <draw:text-box>
            <text:p text:style-name="P1"><text:span text:style-name="T6">Tensioner Pivot Shaft</text:span></text:p>
          </draw:text-box>
        </draw:frame>
        <draw:frame draw:style-name="gr17" draw:text-style-name="P7" draw:layer="layout" svg:width="4.475cm" svg:height="0.824cm" svg:x="13.558cm" svg:y="9.963cm">
          <draw:text-box>
            <text:p text:style-name="P1"><text:span text:style-name="T6">Tensioner Pivot Shaft</text:span></text:p>
          </draw:text-box>
        </draw:frame>
        <draw:frame draw:style-name="gr17" draw:text-style-name="P7" draw:layer="layout" svg:width="1.779cm" svg:height="0.824cm" svg:x="21.659cm" svg:y="9.963cm">
          <draw:text-box>
            <text:p text:style-name="P1"><text:span text:style-name="T6">spare</text:span></text:p>
          </draw:text-box>
        </draw:frame>
        <draw:frame draw:style-name="gr17" draw:text-style-name="P7" draw:layer="layout" svg:width="1.779cm" svg:height="0.824cm" svg:x="21.66cm" svg:y="7.363cm">
          <draw:text-box>
            <text:p text:style-name="P1"><text:span text:style-name="T6">spare</text:span></text:p>
          </draw:text-box>
        </draw:frame>
        <draw:measure draw:style-name="gr63" draw:text-style-name="P3" draw:layer="layout" svg:x1="24.466cm" svg:y1="14.872cm" svg:x2="26.359cm" svg:y2="14.86cm">
          <text:p text:style-name="P3"><text:span text:style-name="T2">3”</text:span></text:p>
        </draw:measure>
        <draw:frame draw:style-name="gr17" draw:text-style-name="P7" draw:layer="layout" svg:width="4.475cm" svg:height="0.824cm" svg:x="7.958cm" svg:y="14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4.475cm" svg:height="0.824cm" svg:x="13.559cm" svg:y="14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4.475cm" svg:height="0.824cm" svg:x="19.26cm" svg:y="14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1.796cm" svg:height="0.824cm" svg:x="24.44cm" svg:y="14.963cm">
          <draw:text-box>
            <text:p text:style-name="P1"><text:span text:style-name="T6">V.S - B</text:span></text:p>
          </draw:text-box>
        </draw:frame>
        <draw:custom-shape draw:style-name="gr1" draw:text-style-name="P1" draw:layer="layout" svg:width="18.964cm" svg:height="0.604cm" svg:x="7.398cm" svg:y="16.9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7cm" svg:y="16.712cm">
          <draw:text-box>
            <text:p><text:span text:style-name="T1">1 x</text:span></text:p>
          </draw:text-box>
        </draw:frame>
        <draw:measure draw:style-name="gr64" draw:text-style-name="P3" draw:layer="layout" svg:x1="7.396cm" svg:y1="16.858cm" svg:x2="13.059cm" svg:y2="16.858cm">
          <text:p text:style-name="P3"><text:span text:style-name="T2">11”</text:span></text:p>
        </draw:measure>
        <draw:measure draw:style-name="gr65" draw:text-style-name="P3" draw:layer="layout" svg:x1="13.07cm" svg:y1="16.864cm" svg:x2="18.748cm" svg:y2="16.878cm">
          <text:p text:style-name="P3"><text:span text:style-name="T2">11”</text:span></text:p>
        </draw:measure>
        <draw:frame draw:style-name="gr17" draw:text-style-name="P7" draw:layer="layout" svg:width="4.475cm" svg:height="0.824cm" svg:x="7.958cm" svg:y="16.963cm">
          <draw:text-box>
            <text:p text:style-name="P1"><text:span text:style-name="T6">Vertical Support - A</text:span></text:p>
          </draw:text-box>
        </draw:frame>
        <draw:frame draw:style-name="gr17" draw:text-style-name="P7" draw:layer="layout" svg:width="4.475cm" svg:height="0.824cm" svg:x="13.559cm" svg:y="16.963cm">
          <draw:text-box>
            <text:p text:style-name="P1"><text:span text:style-name="T6">Vertical Support - A</text:span></text:p>
          </draw:text-box>
        </draw:frame>
        <draw:custom-shape draw:style-name="gr18" draw:text-style-name="P1" draw:layer="layout" svg:width="0.666cm" svg:height="4.288cm" svg:x="5.198cm" svg:y="14.3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7" draw:layer="layout" svg:width="1.779cm" svg:height="0.824cm" svg:x="21.66cm" svg:y="16.963cm">
          <draw:text-box>
            <text:p text:style-name="P1"><text:span text:style-name="T6">spare</text:span></text:p>
          </draw:text-box>
        </draw:frame>
        <draw:frame draw:style-name="gr17" draw:text-style-name="P7" draw:layer="layout" svg:width="4.475cm" svg:height="0.824cm" svg:x="9.158cm" svg:y="12.463cm">
          <draw:text-box>
            <text:p text:style-name="P1"><text:span text:style-name="T6">Tensioner Rod - A</text:span></text:p>
          </draw:text-box>
        </draw:frame>
        <draw:frame draw:style-name="gr17" draw:text-style-name="P7" draw:layer="layout" svg:width="4.475cm" svg:height="0.824cm" svg:x="17.159cm" svg:y="12.463cm">
          <draw:text-box>
            <text:p text:style-name="P1"><text:span text:style-name="T6">Tensioner Rod - B</text:span></text:p>
          </draw:text-box>
        </draw:frame>
        <draw:measure draw:style-name="gr66" draw:text-style-name="P3" draw:layer="layout" svg:x1="7.397cm" svg:y1="12.458cm" svg:x2="15.477cm" svg:y2="12.452cm">
          <text:p text:style-name="P3"><text:span text:style-name="T2">15”</text:span></text:p>
        </draw:measure>
        <draw:measure draw:style-name="gr67" draw:text-style-name="P3" draw:layer="layout" svg:x1="15.477cm" svg:y1="12.452cm" svg:x2="22.596cm" svg:y2="12.452cm">
          <text:p text:style-name="P3"><text:span text:style-name="T2">14”</text:span></text:p>
        </draw:measure>
        <draw:frame draw:style-name="gr17" draw:text-style-name="P7" draw:layer="layout" svg:width="1.779cm" svg:height="0.824cm" svg:x="23.46cm" svg:y="12.463cm">
          <draw:text-box>
            <text:p text:style-name="P1"><text:span text:style-name="T6">sp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10-13T20:34:24.192000000</dc:date>
    <meta:editing-duration>P3DT9H7M50S</meta:editing-duration>
    <meta:editing-cycles>51</meta:editing-cycles>
    <meta:generator>LibreOffice/4.1.6.2$Windows_x86 LibreOffice_project/40ff705089295be5be0aae9b15123f687c05b0a</meta:generator>
    <meta:document-statistic meta:object-count="182"/>
  </office:meta>
</office:document-meta>
</file>